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Knockout City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Sp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 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night Ghost 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son Sphere 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f With Your Friends - 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LESS 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ward - The Sorobore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ward Soundtr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s Rumble - Legends P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mue 3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bius Front '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TH: Aeon of R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Rocket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ip Boy Commits Tax Eva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: BULLETS PER M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s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Wing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 Fli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 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DH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zone - A World Apart | Standard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sans 1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urviva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una | Standard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oors: Arum's Afterlife Adven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k: Memories of Az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g to the Fi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e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night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o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the St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's Dynas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enry Stickmin Col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W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el C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t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rvest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fia: Definitive Edition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t the Town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K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he 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 League: World Ar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World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o Infin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Engineers Del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Engineers - Warfar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Engineers - Waste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Engineers - Sparks of the Fu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Engineers - Frostb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 P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eria 3 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Future '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veswap Friendsim 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 Up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orc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of P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s and 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 Op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ick 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nesia Rebi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na 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well: Ignorance is 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 Trium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 and Sorc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en's V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ic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of D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ita B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&amp;amp;ouml;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For Broadc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n Aby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A TOUR 2K21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M (Ancient Domains Of Myste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ly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 HD Rem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ERB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 Sim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 It With 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ise Ki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mbatus - The Space Drone Constr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T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urg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kuza 3 Remastered Retail - [Digital]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here Prop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ke Ho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heus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Far As The 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Need To Go D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of 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li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Oa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stained: Ritual of the 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 Warrior Classic (199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ns TD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sm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scapist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mbie Estat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n of Sa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M Eternal: The Ancient Gods - Part 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M Eternal - The Ancient Gods - Part 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 Lege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enf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y Way Prince &amp;ndash; The Vampire S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zer Pala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bbs the Zomb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 Neighb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s Rum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o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i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cta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kre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Mat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 Unleas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, Serve, Delicious! 3?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siders Gene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p 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t Cany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n Col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thered: Broken Porcel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 of Ages III: Make and 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 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per Ghost Warrior Contr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hammer: Vermintid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Jackbox Party Pack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Jackbox Party Pack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eal B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stuck Pesterqu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er Ho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ky Blinders: Mastermind - Retail - Digital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shot Racing - Retail - Digital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E 2K Battlegrounds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dom Two Crow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OM: Chimera Sq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ng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ild 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Station Reno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f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merang 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 and the gi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wolf: The Apocalypse - Heart of the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craft's Untold S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e 4: The Nightmare Pri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kyria Chronicles 4 Complete Edition - Retail - [Digital] -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ward (RO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: Show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inding of Isaac: Repen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inding of Isaac: Afterbirth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dew Val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ital Jou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h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lov 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of Duty: Black Ops (RO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mbassador: Fractured Time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v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s of the Neon Sea - Complete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mpire: The Masquerade - Shadows of 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To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G OF HORROR COMPLETE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hammer: Chaosb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ologic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estors: The Humankind Odyssey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 Building Sim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C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oArch Playtest for Playte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 Sa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of Gi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gg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 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 Detective 2: The Case of the Invisible 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aunted Island, a Frog Detective 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top Play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ei: The Ilvard Insur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ei: The Arges Adven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ing Resonance Refrain Retail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sible - 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st In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Step From E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of Mo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 of Thie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erpunk 2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 Chess With Multiverse Time Tra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r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LESS™ Spac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ank Sim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: Why City 4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p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Spac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livion Game of the Year Del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owind Game of the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 Comm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R 2: Project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s Ex: Game of the Year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KER Call of Prip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KER: Clear Sky 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KER: Shadow of Chernobyl 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otra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 Exodus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't Starve Toge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HETIK: Legion R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L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nsmen - A Kingdom Rebu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o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r Mechanic Sim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O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wood Deluxe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le For 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Misfort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sb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ing S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ator: Rome Deluxe Edition - 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kuza Kiwami 2 - Retail - [Digital]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siders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KEN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 Cras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ma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Uncert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t of Du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uicide of Rachel F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tasy Blacksm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: Awake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a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Da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less Sk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e Tac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ico 6 - El Prez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of Cr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M Eternal Standard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-Strike: Global Offensive Free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mopho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el 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rine Classic - Retail - [Digital] (W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ka-Laylee and the Impossible L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oland Legendary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nge Brig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 with Ragdolls: The 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mpire: The Masquerade - Coteries of 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ion Zero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f With Your Frie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of Cthulhu&amp;reg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ean Greens - Plastic Warf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4 Dead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 of Duty&amp;amp;reg;: Black Ops III - Zombies Deluxe (Ro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Mark 10 D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ta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ng 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paper Eng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by Day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: Global Do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od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is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the Br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Wor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s vs. Zomb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ople Play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Dreamer: Prolog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 Wars: Battlefront 2 (Classic, 200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 Star Wars Sa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te Dangerous: Commander Deluxe Edition (non-ke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lization VI - Vikings Scenario P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lization VI - Khmer and Indonesia Civilization &amp;amp; Scenario P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lization VI - Nubia Civilization &amp;amp;amp; Scenario P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lization VI - Persia and Macedon Civilization &amp; Scenario P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lization VI - Australia Civilization &amp;amp; Scenario P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lization VI - Poland Civilization and Scenario P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Witcher 3: Wild Hunt - Game of the Year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 Meier's Civilization VI: Gathering St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o: The Master Chief Col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raland D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s: Anniversary Portra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Engineers - Decorative Pack 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Engineers - Economy Del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lack Masses D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tanley Par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rative P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iro: Shadows Die 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e Story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: Artificial Life, Real Evol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fire 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g F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: Secret Labora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ton Rain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s W.M.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SOULS III - Season 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SOULS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s: Leviathans Story P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s: Apocaly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ut: New Veg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ke Champions Free A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ly Accurate Battlegr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Cause 3: Multiplayer 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l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b Ra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unt Your Friends 3D: A Hard Man is Good to Cli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ing Over It with Bennett Fod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al Space 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Cause 3: Air, Land &amp; Sea Expansion 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GEAR SOLID V: THE PHANTOM P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t 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Caus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tary Annihilation: TIT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Sn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l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man: Blood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un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top Sim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honored: Death of the Outs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f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rim Script Extender (SK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 Fight: The 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ies: Skylines - Match 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eval Engine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brew - Vehicle Sand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 Dev Tyco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UNKNOWN'S BATTLEGROUNDS - Worldwide Pack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 Blaster 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 Peo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dle-earth: Shadow of Mordor Game of the Year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L: Faster Than 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Mechanic Simulator 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t Coaster Rele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enstein: The New Order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ies: Skylines - Mass Tran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e: Creepy and Cute P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e: Galactic Adven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ate Epic Battle Sim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s: Utop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honored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iverse 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ies: Skylines - Natural Disa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ies: Sky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NG.dr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aT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nau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 Meier's Civilization 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Elder Scrolls V: Skyrim Special Edition Upg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i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of Duty: World at 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ore Room in H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 F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 Confl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es &amp; Gener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 of Conquest 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er Scrolls V: Skyrim Legend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rim HD Texture P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: Survival Of The Fit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inding of Isaac: Afterbi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e Sandbox Early A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e Sandbox Leg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 Theft Auto 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ib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inding of Isaac: Rebi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Cry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el Pi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tSid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Engine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ing of Isaac Wrath of the La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's Mod + Counter-Strike: 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inding Of Is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onday Night Comba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14:09:54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7-16T14:10:43.516000000</dc:date>
    <meta:editing-duration>PT1M9S</meta:editing-duration>
    <meta:editing-cycles>2</meta:editing-cycles>
    <meta:document-statistic meta:table-count="1" meta:cell-count="407" meta:object-count="0"/>
  </office:meta>
</office:document-meta>
</file>